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4mm"/>
    </style:style>
    <style:style style:name="co2" style:family="table-column">
      <style:table-column-properties fo:break-before="auto" style:column-width="33.74mm"/>
    </style:style>
    <style:style style:name="co3" style:family="table-column">
      <style:table-column-properties fo:break-before="auto" style:column-width="21.94mm"/>
    </style:style>
    <style:style style:name="co4" style:family="table-column">
      <style:table-column-properties fo:break-before="auto" style:column-width="23.41mm"/>
    </style:style>
    <style:style style:name="co5" style:family="table-column">
      <style:table-column-properties fo:break-before="auto" style:column-width="11.8mm"/>
    </style:style>
    <style:style style:name="co6" style:family="table-column">
      <style:table-column-properties fo:break-before="auto" style:column-width="29.92mm"/>
    </style:style>
    <style:style style:name="co7" style:family="table-column">
      <style:table-column-properties fo:break-before="auto" style:column-width="27.16mm"/>
    </style:style>
    <style:style style:name="ro1" style:family="table-row">
      <style:table-row-properties style:row-height="5.5mm" fo:break-before="auto" style:use-optimal-row-height="true"/>
    </style:style>
    <style:style style:name="ro2" style:family="table-row">
      <style:table-row-properties style:row-height="4.02mm" fo:break-before="auto" style:use-optimal-row-height="true"/>
    </style:style>
    <style:style style:name="ro3" style:family="table-row">
      <style:table-row-properties style:row-height="4.2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Standard_20_normal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able-cell-properties fo:background-color="#ffffff" style:rotation-align="none"/>
      <style:text-properties fo:color="#00206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ffffff" style:rotation-align="non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fo:border-bottom="1.76pt solid #00206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Default" style:data-style-name="N2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 style:data-style-name="N2">
      <style:table-cell-properties fo:border-bottom="0.74pt solid #00206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border="none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" style:family="table-cell" style:parent-style-name="Default" style:data-style-name="N2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" style:family="table-cell" style:parent-style-name="Default">
      <style:table-cell-properties fo:background-color="#ffffff" style:diagonal-bl-tr="none" style:diagonal-tl-br="none" fo:border="none" style:rotation-align="non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ndard normal" table:style-name="ta1">
        <office:forms form:automatic-focus="false" form:apply-design-mode="false"/>
        <table:shapes>
          <draw:frame draw:z-index="0" draw:style-name="gr1" draw:text-style-name="P1" svg:width="112.14mm" svg:height="63.07mm" svg:x="178.97mm" svg:y="0mm">
            <draw:object draw:notify-on-update-of-ranges="'Standard normal'.B11:'Standard normal'.B9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2.21mm" svg:height="63.12mm" svg:x="179.19mm" svg:y="62.16mm">
            <draw:object draw:notify-on-update-of-ranges="'Standard normal'.G11:'Standard normal'.G9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ce8"/>
        <table:table-column table:style-name="co4" table:default-cell-style-name="ce8"/>
        <table:table-column table:style-name="co5" table:number-columns-repeated="2" table:default-cell-style-name="ce8"/>
        <table:table-column table:style-name="co3" table:default-cell-style-name="ce8"/>
        <table:table-column table:style-name="co6" table:default-cell-style-name="ce8"/>
        <table:table-column table:style-name="co3" table:number-columns-repeated="5" table:default-cell-style-name="ce8"/>
        <table:table-column table:style-name="co7" table:default-cell-style-name="ce8"/>
        <table:table-column table:style-name="co3" table:number-columns-repeated="5" table:default-cell-style-name="ce8"/>
        <table:table-column table:style-name="co3" table:number-columns-repeated="1004" table:default-cell-style-name="ce1"/>
        <table:table-row table:style-name="ro1">
          <table:table-cell/>
          <table:table-cell table:style-name="ce2" office:value-type="string" calcext:value-type="string">
            <text:p>Standard normal distribution</text:p>
          </table:table-cell>
          <table:table-cell/>
          <table:table-cell table:style-name="ce1" table:number-columns-repeated="17"/>
          <table:table-cell table:number-columns-repeated="1004"/>
        </table:table-row>
        <table:table-row table:style-name="ro2">
          <table:table-cell table:number-columns-repeated="3"/>
          <table:table-cell table:style-name="ce1" table:number-columns-repeated="17"/>
          <table:table-cell table:number-columns-repeated="1004"/>
        </table:table-row>
        <table:table-row table:style-name="ro3">
          <table:table-cell/>
          <table:table-cell table:style-name="ce3" office:value-type="string" calcext:value-type="string">
            <text:p>Background</text:p>
          </table:table-cell>
          <table:table-cell office:value-type="string" calcext:value-type="string">
            <text:p>You are given an approximately normally distributed dataset</text:p>
          </table:table-cell>
          <table:table-cell table:style-name="ce1" table:number-columns-repeated="17"/>
          <table:table-cell table:number-columns-repeated="1004"/>
        </table:table-row>
        <table:table-row table:style-name="ro3">
          <table:table-cell/>
          <table:table-cell table:style-name="ce3" office:value-type="string" calcext:value-type="string">
            <text:p>Task 1</text:p>
          </table:table-cell>
          <table:table-cell office:value-type="string" calcext:value-type="string">
            <text:p>Calculate the mean and standard deviation of the dataset</text:p>
          </table:table-cell>
          <table:table-cell table:style-name="ce1" table:number-columns-repeated="17"/>
          <table:table-cell table:number-columns-repeated="1004"/>
        </table:table-row>
        <table:table-row table:style-name="ro3">
          <table:table-cell/>
          <table:table-cell table:style-name="ce3" office:value-type="string" calcext:value-type="string">
            <text:p>Task 2</text:p>
          </table:table-cell>
          <table:table-cell office:value-type="string" calcext:value-type="string">
            <text:p>Standardize the dataset</text:p>
          </table:table-cell>
          <table:table-cell table:style-name="ce1" table:number-columns-repeated="17"/>
          <table:table-cell table:number-columns-repeated="1004"/>
        </table:table-row>
        <table:table-row table:style-name="ro3">
          <table:table-cell/>
          <table:table-cell table:style-name="ce3" office:value-type="string" calcext:value-type="string">
            <text:p>Task 3</text:p>
          </table:table-cell>
          <table:table-cell office:value-type="string" calcext:value-type="string">
            <text:p>Plot the data on a graph to see the change</text:p>
          </table:table-cell>
          <table:table-cell table:style-name="ce1" table:number-columns-repeated="17"/>
          <table:table-cell table:number-columns-repeated="1004"/>
        </table:table-row>
        <table:table-row table:style-name="ro3" table:number-rows-repeated="2">
          <table:table-cell/>
          <table:table-cell table:style-name="ce3"/>
          <table:table-cell/>
          <table:table-cell table:style-name="ce1" table:number-columns-repeated="17"/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4" office:value-type="string" calcext:value-type="string">
            <text:p>Original dataset</text:p>
          </table:table-cell>
          <table:table-cell table:number-columns-repeated="4"/>
          <table:table-cell table:style-name="ce13" office:value-type="string" calcext:value-type="string">
            <text:p>Standardized dataset</text:p>
          </table:table-cell>
          <table:table-cell/>
          <table:table-cell table:style-name="ce11"/>
          <table:table-cell table:number-columns-repeated="4"/>
          <table:table-cell table:style-name="ce14"/>
          <table:table-cell table:style-name="ce11"/>
          <table:table-cell table:number-columns-repeated="1009"/>
        </table:table-row>
        <table:table-row table:style-name="ro4">
          <table:table-cell/>
          <table:table-cell table:style-name="ce5" office:value-type="float" office:value="567.45" calcext:value-type="float">
            <text:p>567,45</text:p>
          </table:table-cell>
          <table:table-cell/>
          <table:table-cell table:style-name="ce9" office:value-type="string" calcext:value-type="string">
            <text:p>Mean</text:p>
          </table:table-cell>
          <table:table-cell table:style-name="ce12" table:formula="of:=AVERAGE([.B11:.B90])" office:value-type="float" office:value="743.027083333333" calcext:value-type="float">
            <text:p>743,03</text:p>
          </table:table-cell>
          <table:table-cell/>
          <table:table-cell table:style-name="ce12" table:formula="of:=([.B11]-[.E11])/[.E12]" office:value-type="float" office:value="-2.37416926402843" calcext:value-type="float">
            <text:p>-2,37</text:p>
          </table:table-cell>
          <table:table-cell/>
          <table:table-cell table:style-name="ce12" table:formula="of:=AVERAGE([.G11:.G90])" office:value-type="float" office:value="2.66453525910038E-015" calcext:value-type="float">
            <text:p>0,00</text:p>
          </table:table-cell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572.45" calcext:value-type="float">
            <text:p>572,45</text:p>
          </table:table-cell>
          <table:table-cell table:style-name="ce7"/>
          <table:table-cell table:style-name="ce10" office:value-type="string" calcext:value-type="string">
            <text:p>Std. Dev.</text:p>
          </table:table-cell>
          <table:table-cell table:style-name="ce12" table:formula="of:=COM.MICROSOFT.STDEV.S([.B11:.B90])" office:value-type="float" office:value="73.9530605477634" calcext:value-type="float">
            <text:p>73,95</text:p>
          </table:table-cell>
          <table:table-cell/>
          <table:table-cell table:style-name="ce12" table:formula="of:=([.B12]-[.E11])/[.E12]" office:value-type="float" office:value="-2.30655881000576" calcext:value-type="float">
            <text:p>-2,31</text:p>
          </table:table-cell>
          <table:table-cell/>
          <table:table-cell table:style-name="ce12" table:formula="of:=(COM.MICROSOFT.STDEV.P([.G11:.G90]))" office:value-type="float" office:value="0.993730345717589" calcext:value-type="float">
            <text:p>0,99</text:p>
          </table:table-cell>
          <table:table-cell/>
          <table:table-cell table:style-name="ce11"/>
          <table:table-cell table:style-name="ce12" table:number-columns-repeated="2"/>
          <table:table-cell/>
          <table:table-cell table:style-name="ce12"/>
          <table:table-cell/>
          <table:table-cell table:style-name="ce11"/>
          <table:table-cell table:style-name="ce12"/>
          <table:table-cell table:number-columns-repeated="1006"/>
        </table:table-row>
        <table:table-row table:style-name="ro4">
          <table:table-cell/>
          <table:table-cell table:style-name="ce5" office:value-type="float" office:value="572.45" calcext:value-type="float">
            <text:p>572,45</text:p>
          </table:table-cell>
          <table:table-cell/>
          <table:table-cell table:style-name="ce11"/>
          <table:table-cell table:style-name="ce12" table:number-columns-repeated="2"/>
          <table:table-cell table:style-name="ce12" table:formula="of:=([.B13]-[.E11])/[.E12]" office:value-type="float" office:value="-2.30655881000576" calcext:value-type="float">
            <text:p>-2,31</text:p>
          </table:table-cell>
          <table:table-cell/>
          <table:table-cell table:style-name="ce12"/>
          <table:table-cell/>
          <table:table-cell table:style-name="ce11"/>
          <table:table-cell table:style-name="ce12" table:number-columns-repeated="2"/>
          <table:table-cell/>
          <table:table-cell table:style-name="ce12"/>
          <table:table-cell/>
          <table:table-cell table:style-name="ce11"/>
          <table:table-cell table:style-name="ce12"/>
          <table:table-cell table:number-columns-repeated="1006"/>
        </table:table-row>
        <table:table-row table:style-name="ro4">
          <table:table-cell/>
          <table:table-cell table:style-name="ce5" office:value-type="float" office:value="589.116666666667" calcext:value-type="float">
            <text:p>589,12</text:p>
          </table:table-cell>
          <table:table-cell table:number-columns-repeated="4"/>
          <table:table-cell table:style-name="ce12" table:formula="of:=([.B14]-[.E11])/[.E12]" office:value-type="float" office:value="-2.08119062993021" calcext:value-type="float">
            <text:p>-2,08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613.866666666667" calcext:value-type="float">
            <text:p>613,87</text:p>
          </table:table-cell>
          <table:table-cell table:style-name="ce7"/>
          <table:table-cell table:number-columns-repeated="3"/>
          <table:table-cell table:style-name="ce12" table:formula="of:=([.B15]-[.E11])/[.E12]" office:value-type="float" office:value="-1.74651888251801" calcext:value-type="float">
            <text:p>-1,75</text:p>
          </table:table-cell>
          <table:table-cell/>
          <table:table-cell table:style-name="ce12"/>
          <table:table-cell table:style-name="ce11"/>
          <table:table-cell table:number-columns-repeated="4"/>
          <table:table-cell table:style-name="ce12"/>
          <table:table-cell table:style-name="ce11"/>
          <table:table-cell table:number-columns-repeated="1008"/>
        </table:table-row>
        <table:table-row table:style-name="ro4">
          <table:table-cell/>
          <table:table-cell table:style-name="ce5" office:value-type="float" office:value="615.783333333333" calcext:value-type="float">
            <text:p>615,78</text:p>
          </table:table-cell>
          <table:table-cell table:number-columns-repeated="4"/>
          <table:table-cell table:style-name="ce12" table:formula="of:=([.B16]-[.E11])/[.E12]" office:value-type="float" office:value="-1.72060154180932" calcext:value-type="float">
            <text:p>-1,72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628.45" calcext:value-type="float">
            <text:p>628,45</text:p>
          </table:table-cell>
          <table:table-cell table:number-columns-repeated="4"/>
          <table:table-cell table:style-name="ce12" table:formula="of:=([.B17]-[.E11])/[.E12]" office:value-type="float" office:value="-1.5493217249519" calcext:value-type="float">
            <text:p>-1,55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644.866666666667" calcext:value-type="float">
            <text:p>644,87</text:p>
          </table:table-cell>
          <table:table-cell table:number-columns-repeated="4"/>
          <table:table-cell table:style-name="ce12" table:formula="of:=([.B18]-[.E11])/[.E12]" office:value-type="float" office:value="-1.32733406757748" calcext:value-type="float">
            <text:p>-1,33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650.45" calcext:value-type="float">
            <text:p>650,45</text:p>
          </table:table-cell>
          <table:table-cell table:number-columns-repeated="4"/>
          <table:table-cell table:style-name="ce12" table:formula="of:=([.B19]-[.E11])/[.E12]" office:value-type="float" office:value="-1.25183572725217" calcext:value-type="float">
            <text:p>-1,25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652.2" calcext:value-type="float">
            <text:p>652,20</text:p>
          </table:table-cell>
          <table:table-cell table:number-columns-repeated="4"/>
          <table:table-cell table:style-name="ce12" table:formula="of:=([.B20]-[.E11])/[.E12]" office:value-type="float" office:value="-1.22817206834424" calcext:value-type="float">
            <text:p>-1,23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656.866666666667" calcext:value-type="float">
            <text:p>656,87</text:p>
          </table:table-cell>
          <table:table-cell table:number-columns-repeated="4"/>
          <table:table-cell table:style-name="ce12" table:formula="of:=([.B21]-[.E11])/[.E12]" office:value-type="float" office:value="-1.16506897792308" calcext:value-type="float">
            <text:p>-1,17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661.45" calcext:value-type="float">
            <text:p>661,45</text:p>
          </table:table-cell>
          <table:table-cell table:number-columns-repeated="4"/>
          <table:table-cell table:style-name="ce12" table:formula="of:=([.B22]-[.E11])/[.E12]" office:value-type="float" office:value="-1.1030927284023" calcext:value-type="float">
            <text:p>-1,10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666.45" calcext:value-type="float">
            <text:p>666,45</text:p>
          </table:table-cell>
          <table:table-cell table:number-columns-repeated="4"/>
          <table:table-cell table:style-name="ce12" table:formula="of:=([.B23]-[.E11])/[.E12]" office:value-type="float" office:value="-1.03548227437964" calcext:value-type="float">
            <text:p>-1,04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667.7" calcext:value-type="float">
            <text:p>667,70</text:p>
          </table:table-cell>
          <table:table-cell table:number-columns-repeated="4"/>
          <table:table-cell table:style-name="ce12" table:formula="of:=([.B24]-[.E11])/[.E12]" office:value-type="float" office:value="-1.01857966087397" calcext:value-type="float">
            <text:p>-1,02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668.95" calcext:value-type="float">
            <text:p>668,95</text:p>
          </table:table-cell>
          <table:table-cell table:number-columns-repeated="4"/>
          <table:table-cell table:style-name="ce12" table:formula="of:=([.B25]-[.E11])/[.E12]" office:value-type="float" office:value="-1.00167704736831" calcext:value-type="float">
            <text:p>-1,00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675.283333333333" calcext:value-type="float">
            <text:p>675,28</text:p>
          </table:table-cell>
          <table:table-cell table:number-columns-repeated="4"/>
          <table:table-cell table:style-name="ce12" table:formula="of:=([.B26]-[.E11])/[.E12]" office:value-type="float" office:value="-0.916037138939596" calcext:value-type="float">
            <text:p>-0,92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675.783333333333" calcext:value-type="float">
            <text:p>675,78</text:p>
          </table:table-cell>
          <table:table-cell table:number-columns-repeated="4"/>
          <table:table-cell table:style-name="ce12" table:formula="of:=([.B27]-[.E11])/[.E12]" office:value-type="float" office:value="-0.909276093537329" calcext:value-type="float">
            <text:p>-0,91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685.533333333333" calcext:value-type="float">
            <text:p>685,53</text:p>
          </table:table-cell>
          <table:table-cell table:number-columns-repeated="4"/>
          <table:table-cell table:style-name="ce12" table:formula="of:=([.B28]-[.E11])/[.E12]" office:value-type="float" office:value="-0.77743570819313" calcext:value-type="float">
            <text:p>-0,78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694.283333333333" calcext:value-type="float">
            <text:p>694,28</text:p>
          </table:table-cell>
          <table:table-cell table:number-columns-repeated="4"/>
          <table:table-cell table:style-name="ce12" table:formula="of:=([.B29]-[.E11])/[.E12]" office:value-type="float" office:value="-0.659117413653465" calcext:value-type="float">
            <text:p>-0,66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697.616666666667" calcext:value-type="float">
            <text:p>697,62</text:p>
          </table:table-cell>
          <table:table-cell table:number-columns-repeated="4"/>
          <table:table-cell table:style-name="ce12" table:formula="of:=([.B30]-[.E11])/[.E12]" office:value-type="float" office:value="-0.614043777638352" calcext:value-type="float">
            <text:p>-0,61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705.783333333333" calcext:value-type="float">
            <text:p>705,78</text:p>
          </table:table-cell>
          <table:table-cell table:number-columns-repeated="4"/>
          <table:table-cell table:style-name="ce12" table:formula="of:=([.B31]-[.E11])/[.E12]" office:value-type="float" office:value="-0.503613369401332" calcext:value-type="float">
            <text:p>-0,50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705.866666666667" calcext:value-type="float">
            <text:p>705,87</text:p>
          </table:table-cell>
          <table:table-cell table:number-columns-repeated="4"/>
          <table:table-cell table:style-name="ce12" table:formula="of:=([.B32]-[.E11])/[.E12]" office:value-type="float" office:value="-0.502486528500953" calcext:value-type="float">
            <text:p>-0,50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708.116666666667" calcext:value-type="float">
            <text:p>708,12</text:p>
          </table:table-cell>
          <table:table-cell table:number-columns-repeated="4"/>
          <table:table-cell table:style-name="ce12" table:formula="of:=([.B33]-[.E11])/[.E12]" office:value-type="float" office:value="-0.472061824190753" calcext:value-type="float">
            <text:p>-0,47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711.033333333333" calcext:value-type="float">
            <text:p>711,03</text:p>
          </table:table-cell>
          <table:table-cell table:number-columns-repeated="4"/>
          <table:table-cell table:style-name="ce12" table:formula="of:=([.B34]-[.E11])/[.E12]" office:value-type="float" office:value="-0.432622392677533" calcext:value-type="float">
            <text:p>-0,43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714.033333333333" calcext:value-type="float">
            <text:p>714,03</text:p>
          </table:table-cell>
          <table:table-cell table:number-columns-repeated="4"/>
          <table:table-cell table:style-name="ce12" table:formula="of:=([.B35]-[.E11])/[.E12]" office:value-type="float" office:value="-0.392056120263933" calcext:value-type="float">
            <text:p>-0,39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716.033333333333" calcext:value-type="float">
            <text:p>716,03</text:p>
          </table:table-cell>
          <table:table-cell table:number-columns-repeated="4"/>
          <table:table-cell table:style-name="ce12" table:formula="of:=([.B36]-[.E11])/[.E12]" office:value-type="float" office:value="-0.365011938654867" calcext:value-type="float">
            <text:p>-0,37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722.283333333333" calcext:value-type="float">
            <text:p>722,28</text:p>
          </table:table-cell>
          <table:table-cell table:number-columns-repeated="4"/>
          <table:table-cell table:style-name="ce12" table:formula="of:=([.B37]-[.E11])/[.E12]" office:value-type="float" office:value="-0.280498871126534" calcext:value-type="float">
            <text:p>-0,28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728.116666666667" calcext:value-type="float">
            <text:p>728,12</text:p>
          </table:table-cell>
          <table:table-cell table:number-columns-repeated="4"/>
          <table:table-cell table:style-name="ce12" table:formula="of:=([.B38]-[.E11])/[.E12]" office:value-type="float" office:value="-0.201620008100088" calcext:value-type="float">
            <text:p>-0,20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728.7" calcext:value-type="float">
            <text:p>728,70</text:p>
          </table:table-cell>
          <table:table-cell table:number-columns-repeated="4"/>
          <table:table-cell table:style-name="ce12" table:formula="of:=([.B39]-[.E11])/[.E12]" office:value-type="float" office:value="-0.193732121797445" calcext:value-type="float">
            <text:p>-0,19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729.033333333333" calcext:value-type="float">
            <text:p>729,03</text:p>
          </table:table-cell>
          <table:table-cell table:number-columns-repeated="4"/>
          <table:table-cell table:style-name="ce12" table:formula="of:=([.B40]-[.E11])/[.E12]" office:value-type="float" office:value="-0.189224758195935" calcext:value-type="float">
            <text:p>-0,19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730.116666666667" calcext:value-type="float">
            <text:p>730,12</text:p>
          </table:table-cell>
          <table:table-cell table:number-columns-repeated="4"/>
          <table:table-cell table:style-name="ce12" table:formula="of:=([.B41]-[.E11])/[.E12]" office:value-type="float" office:value="-0.174575826491022" calcext:value-type="float">
            <text:p>-0,17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731.95" calcext:value-type="float">
            <text:p>731,95</text:p>
          </table:table-cell>
          <table:table-cell table:number-columns-repeated="4"/>
          <table:table-cell table:style-name="ce12" table:formula="of:=([.B42]-[.E11])/[.E12]" office:value-type="float" office:value="-0.149785326682712" calcext:value-type="float">
            <text:p>-0,15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735.033333333333" calcext:value-type="float">
            <text:p>735,03</text:p>
          </table:table-cell>
          <table:table-cell table:number-columns-repeated="4"/>
          <table:table-cell table:style-name="ce12" table:formula="of:=([.B43]-[.E11])/[.E12]" office:value-type="float" office:value="-0.108092213368736" calcext:value-type="float">
            <text:p>-0,11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736.95" calcext:value-type="float">
            <text:p>736,95</text:p>
          </table:table-cell>
          <table:table-cell table:number-columns-repeated="4"/>
          <table:table-cell table:style-name="ce12" table:formula="of:=([.B44]-[.E11])/[.E12]" office:value-type="float" office:value="-0.0821748726600459" calcext:value-type="float">
            <text:p>-0,08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737.366666666667" calcext:value-type="float">
            <text:p>737,37</text:p>
          </table:table-cell>
          <table:table-cell table:number-columns-repeated="4"/>
          <table:table-cell table:style-name="ce12" table:formula="of:=([.B45]-[.E11])/[.E12]" office:value-type="float" office:value="-0.076540668158156" calcext:value-type="float">
            <text:p>-0,08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738.283333333333" calcext:value-type="float">
            <text:p>738,28</text:p>
          </table:table-cell>
          <table:table-cell table:number-columns-repeated="4"/>
          <table:table-cell table:style-name="ce12" table:formula="of:=([.B46]-[.E11])/[.E12]" office:value-type="float" office:value="-0.0641454182540026" calcext:value-type="float">
            <text:p>-0,06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739.783333333333" calcext:value-type="float">
            <text:p>739,78</text:p>
          </table:table-cell>
          <table:table-cell table:number-columns-repeated="4"/>
          <table:table-cell table:style-name="ce12" table:formula="of:=([.B47]-[.E11])/[.E12]" office:value-type="float" office:value="-0.0438622820472028" calcext:value-type="float">
            <text:p>-0,04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740.616666666667" calcext:value-type="float">
            <text:p>740,62</text:p>
          </table:table-cell>
          <table:table-cell table:number-columns-repeated="4"/>
          <table:table-cell table:style-name="ce12" table:formula="of:=([.B48]-[.E11])/[.E12]" office:value-type="float" office:value="-0.0325938730434231" calcext:value-type="float">
            <text:p>-0,03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743.616666666667" calcext:value-type="float">
            <text:p>743,62</text:p>
          </table:table-cell>
          <table:table-cell table:number-columns-repeated="4"/>
          <table:table-cell table:style-name="ce12" table:formula="of:=([.B49]-[.E11])/[.E12]" office:value-type="float" office:value="0.00797239937017661" calcext:value-type="float">
            <text:p>0,01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747.2" calcext:value-type="float">
            <text:p>747,20</text:p>
          </table:table-cell>
          <table:table-cell table:number-columns-repeated="4"/>
          <table:table-cell table:style-name="ce12" table:formula="of:=([.B50]-[.E11])/[.E12]" office:value-type="float" office:value="0.0564265580864196" calcext:value-type="float">
            <text:p>0,06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748.2" calcext:value-type="float">
            <text:p>748,20</text:p>
          </table:table-cell>
          <table:table-cell table:number-columns-repeated="4"/>
          <table:table-cell table:style-name="ce12" table:formula="of:=([.B51]-[.E11])/[.E12]" office:value-type="float" office:value="0.0699486488909529" calcext:value-type="float">
            <text:p>0,07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748.283333333333" calcext:value-type="float">
            <text:p>748,28</text:p>
          </table:table-cell>
          <table:table-cell table:number-columns-repeated="4"/>
          <table:table-cell table:style-name="ce12" table:formula="of:=([.B52]-[.E11])/[.E12]" office:value-type="float" office:value="0.0710754897913296" calcext:value-type="float">
            <text:p>0,07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748.533333333333" calcext:value-type="float">
            <text:p>748,53</text:p>
          </table:table-cell>
          <table:table-cell table:number-columns-repeated="4"/>
          <table:table-cell table:style-name="ce12" table:formula="of:=([.B53]-[.E11])/[.E12]" office:value-type="float" office:value="0.0744560124924629" calcext:value-type="float">
            <text:p>0,07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750.033333333333" calcext:value-type="float">
            <text:p>750,03</text:p>
          </table:table-cell>
          <table:table-cell table:number-columns-repeated="4"/>
          <table:table-cell table:style-name="ce12" table:formula="of:=([.B54]-[.E11])/[.E12]" office:value-type="float" office:value="0.0947391486992628" calcext:value-type="float">
            <text:p>0,09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752.116666666667" calcext:value-type="float">
            <text:p>752,12</text:p>
          </table:table-cell>
          <table:table-cell table:number-columns-repeated="4"/>
          <table:table-cell table:style-name="ce12" table:formula="of:=([.B55]-[.E11])/[.E12]" office:value-type="float" office:value="0.122910171208709" calcext:value-type="float">
            <text:p>0,12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754.7" calcext:value-type="float">
            <text:p>754,70</text:p>
          </table:table-cell>
          <table:table-cell table:number-columns-repeated="4"/>
          <table:table-cell table:style-name="ce12" table:formula="of:=([.B56]-[.E11])/[.E12]" office:value-type="float" office:value="0.157842239120419" calcext:value-type="float">
            <text:p>0,16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755.033333333333" calcext:value-type="float">
            <text:p>755,03</text:p>
          </table:table-cell>
          <table:table-cell table:number-columns-repeated="4"/>
          <table:table-cell table:style-name="ce12" table:formula="of:=([.B57]-[.E11])/[.E12]" office:value-type="float" office:value="0.162349602721929" calcext:value-type="float">
            <text:p>0,16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758.366666666667" calcext:value-type="float">
            <text:p>758,37</text:p>
          </table:table-cell>
          <table:table-cell table:number-columns-repeated="4"/>
          <table:table-cell table:style-name="ce12" table:formula="of:=([.B58]-[.E11])/[.E12]" office:value-type="float" office:value="0.20742323873704" calcext:value-type="float">
            <text:p>0,21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760.533333333333" calcext:value-type="float">
            <text:p>760,53</text:p>
          </table:table-cell>
          <table:table-cell table:number-columns-repeated="4"/>
          <table:table-cell table:style-name="ce12" table:formula="of:=([.B59]-[.E11])/[.E12]" office:value-type="float" office:value="0.236721102146863" calcext:value-type="float">
            <text:p>0,24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764.033333333333" calcext:value-type="float">
            <text:p>764,03</text:p>
          </table:table-cell>
          <table:table-cell table:number-columns-repeated="4"/>
          <table:table-cell table:style-name="ce12" table:formula="of:=([.B60]-[.E11])/[.E12]" office:value-type="float" office:value="0.284048419962729" calcext:value-type="float">
            <text:p>0,28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769.283333333333" calcext:value-type="float">
            <text:p>769,28</text:p>
          </table:table-cell>
          <table:table-cell table:number-columns-repeated="4"/>
          <table:table-cell table:style-name="ce12" table:formula="of:=([.B61]-[.E11])/[.E12]" office:value-type="float" office:value="0.355039396686529" calcext:value-type="float">
            <text:p>0,36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775.45" calcext:value-type="float">
            <text:p>775,45</text:p>
          </table:table-cell>
          <table:table-cell table:number-columns-repeated="4"/>
          <table:table-cell table:style-name="ce12" table:formula="of:=([.B62]-[.E11])/[.E12]" office:value-type="float" office:value="0.438425623314483" calcext:value-type="float">
            <text:p>0,44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781.2" calcext:value-type="float">
            <text:p>781,20</text:p>
          </table:table-cell>
          <table:table-cell table:number-columns-repeated="4"/>
          <table:table-cell table:style-name="ce12" table:formula="of:=([.B63]-[.E11])/[.E12]" office:value-type="float" office:value="0.516177645440549" calcext:value-type="float">
            <text:p>0,52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781.7" calcext:value-type="float">
            <text:p>781,70</text:p>
          </table:table-cell>
          <table:table-cell table:number-columns-repeated="4"/>
          <table:table-cell table:style-name="ce12" table:formula="of:=([.B64]-[.E11])/[.E12]" office:value-type="float" office:value="0.522938690842816" calcext:value-type="float">
            <text:p>0,52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785.616666666667" calcext:value-type="float">
            <text:p>785,62</text:p>
          </table:table-cell>
          <table:table-cell table:number-columns-repeated="4"/>
          <table:table-cell table:style-name="ce12" table:formula="of:=([.B65]-[.E11])/[.E12]" office:value-type="float" office:value="0.575900213160571" calcext:value-type="float">
            <text:p>0,58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792.783333333333" calcext:value-type="float">
            <text:p>792,78</text:p>
          </table:table-cell>
          <table:table-cell table:number-columns-repeated="4"/>
          <table:table-cell table:style-name="ce12" table:formula="of:=([.B66]-[.E11])/[.E12]" office:value-type="float" office:value="0.67280853059306" calcext:value-type="float">
            <text:p>0,67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793.366666666667" calcext:value-type="float">
            <text:p>793,37</text:p>
          </table:table-cell>
          <table:table-cell table:number-columns-repeated="4"/>
          <table:table-cell table:style-name="ce12" table:formula="of:=([.B67]-[.E11])/[.E12]" office:value-type="float" office:value="0.680696416895703" calcext:value-type="float">
            <text:p>0,68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795.283333333333" calcext:value-type="float">
            <text:p>795,28</text:p>
          </table:table-cell>
          <table:table-cell table:number-columns-repeated="4"/>
          <table:table-cell table:style-name="ce12" table:formula="of:=([.B68]-[.E11])/[.E12]" office:value-type="float" office:value="0.706613757604393" calcext:value-type="float">
            <text:p>0,71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797.616666666667" calcext:value-type="float">
            <text:p>797,62</text:p>
          </table:table-cell>
          <table:table-cell table:number-columns-repeated="4"/>
          <table:table-cell table:style-name="ce12" table:formula="of:=([.B69]-[.E11])/[.E12]" office:value-type="float" office:value="0.738165302814969" calcext:value-type="float">
            <text:p>0,74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798.95" calcext:value-type="float">
            <text:p>798,95</text:p>
          </table:table-cell>
          <table:table-cell table:number-columns-repeated="4"/>
          <table:table-cell table:style-name="ce12" table:formula="of:=([.B70]-[.E11])/[.E12]" office:value-type="float" office:value="0.756194757221014" calcext:value-type="float">
            <text:p>0,76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799.7" calcext:value-type="float">
            <text:p>799,70</text:p>
          </table:table-cell>
          <table:table-cell table:number-columns-repeated="4"/>
          <table:table-cell table:style-name="ce12" table:formula="of:=([.B71]-[.E11])/[.E12]" office:value-type="float" office:value="0.766336325324414" calcext:value-type="float">
            <text:p>0,77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799.95" calcext:value-type="float">
            <text:p>799,95</text:p>
          </table:table-cell>
          <table:table-cell table:number-columns-repeated="4"/>
          <table:table-cell table:style-name="ce12" table:formula="of:=([.B72]-[.E11])/[.E12]" office:value-type="float" office:value="0.769716848025547" calcext:value-type="float">
            <text:p>0,77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810.866666666667" calcext:value-type="float">
            <text:p>810,87</text:p>
          </table:table-cell>
          <table:table-cell table:number-columns-repeated="4"/>
          <table:table-cell table:style-name="ce12" table:formula="of:=([.B73]-[.E11])/[.E12]" office:value-type="float" office:value="0.917333005975035" calcext:value-type="float">
            <text:p>0,92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811.533333333333" calcext:value-type="float">
            <text:p>811,53</text:p>
          </table:table-cell>
          <table:table-cell table:number-columns-repeated="4"/>
          <table:table-cell table:style-name="ce12" table:formula="of:=([.B74]-[.E11])/[.E12]" office:value-type="float" office:value="0.926347733178058" calcext:value-type="float">
            <text:p>0,93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813.616666666667" calcext:value-type="float">
            <text:p>813,62</text:p>
          </table:table-cell>
          <table:table-cell table:number-columns-repeated="4"/>
          <table:table-cell table:style-name="ce12" table:formula="of:=([.B75]-[.E11])/[.E12]" office:value-type="float" office:value="0.954518755687501" calcext:value-type="float">
            <text:p>0,95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814.033333333333" calcext:value-type="float">
            <text:p>814,03</text:p>
          </table:table-cell>
          <table:table-cell table:number-columns-repeated="4"/>
          <table:table-cell table:style-name="ce12" table:formula="of:=([.B76]-[.E11])/[.E12]" office:value-type="float" office:value="0.960152960189391" calcext:value-type="float">
            <text:p>0,96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814.783333333333" calcext:value-type="float">
            <text:p>814,78</text:p>
          </table:table-cell>
          <table:table-cell table:number-columns-repeated="4"/>
          <table:table-cell table:style-name="ce12" table:formula="of:=([.B77]-[.E11])/[.E12]" office:value-type="float" office:value="0.970294528292791" calcext:value-type="float">
            <text:p>0,97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817.866666666667" calcext:value-type="float">
            <text:p>817,87</text:p>
          </table:table-cell>
          <table:table-cell table:number-columns-repeated="4"/>
          <table:table-cell table:style-name="ce12" table:formula="of:=([.B78]-[.E11])/[.E12]" office:value-type="float" office:value="1.01198764160677" calcext:value-type="float">
            <text:p>1,01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818.866666666667" calcext:value-type="float">
            <text:p>818,87</text:p>
          </table:table-cell>
          <table:table-cell table:number-columns-repeated="4"/>
          <table:table-cell table:style-name="ce12" table:formula="of:=([.B79]-[.E11])/[.E12]" office:value-type="float" office:value="1.0255097324113" calcext:value-type="float">
            <text:p>1,03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820.7" calcext:value-type="float">
            <text:p>820,70</text:p>
          </table:table-cell>
          <table:table-cell table:number-columns-repeated="4"/>
          <table:table-cell table:style-name="ce12" table:formula="of:=([.B80]-[.E11])/[.E12]" office:value-type="float" office:value="1.05030023221961" calcext:value-type="float">
            <text:p>1,05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821.116666666667" calcext:value-type="float">
            <text:p>821,12</text:p>
          </table:table-cell>
          <table:table-cell table:number-columns-repeated="4"/>
          <table:table-cell table:style-name="ce12" table:formula="of:=([.B81]-[.E11])/[.E12]" office:value-type="float" office:value="1.0559344367215" calcext:value-type="float">
            <text:p>1,06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825.616666666667" calcext:value-type="float">
            <text:p>825,62</text:p>
          </table:table-cell>
          <table:table-cell table:number-columns-repeated="4"/>
          <table:table-cell table:style-name="ce12" table:formula="of:=([.B82]-[.E11])/[.E12]" office:value-type="float" office:value="1.1167838453419" calcext:value-type="float">
            <text:p>1,12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828.616666666667" calcext:value-type="float">
            <text:p>828,62</text:p>
          </table:table-cell>
          <table:table-cell table:number-columns-repeated="4"/>
          <table:table-cell table:style-name="ce12" table:formula="of:=([.B83]-[.E11])/[.E12]" office:value-type="float" office:value="1.1573501177555" calcext:value-type="float">
            <text:p>1,16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841.45" calcext:value-type="float">
            <text:p>841,45</text:p>
          </table:table-cell>
          <table:table-cell table:number-columns-repeated="4"/>
          <table:table-cell table:style-name="ce12" table:formula="of:=([.B84]-[.E11])/[.E12]" office:value-type="float" office:value="1.33088361641368" calcext:value-type="float">
            <text:p>1,33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842.033333333333" calcext:value-type="float">
            <text:p>842,03</text:p>
          </table:table-cell>
          <table:table-cell table:number-columns-repeated="4"/>
          <table:table-cell table:style-name="ce12" table:formula="of:=([.B85]-[.E11])/[.E12]" office:value-type="float" office:value="1.33877150271632" calcext:value-type="float">
            <text:p>1,34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842.866666666667" calcext:value-type="float">
            <text:p>842,87</text:p>
          </table:table-cell>
          <table:table-cell table:number-columns-repeated="4"/>
          <table:table-cell table:style-name="ce12" table:formula="of:=([.B86]-[.E11])/[.E12]" office:value-type="float" office:value="1.3500399117201" calcext:value-type="float">
            <text:p>1,35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849.616666666667" calcext:value-type="float">
            <text:p>849,62</text:p>
          </table:table-cell>
          <table:table-cell table:number-columns-repeated="4"/>
          <table:table-cell table:style-name="ce12" table:formula="of:=([.B87]-[.E11])/[.E12]" office:value-type="float" office:value="1.4413140246507" calcext:value-type="float">
            <text:p>1,44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874.7" calcext:value-type="float">
            <text:p>874,70</text:p>
          </table:table-cell>
          <table:table-cell table:number-columns-repeated="4"/>
          <table:table-cell table:style-name="ce12" table:formula="of:=([.B88]-[.E11])/[.E12]" office:value-type="float" office:value="1.78049313566441" calcext:value-type="float">
            <text:p>1,78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5" office:value-type="float" office:value="878.783333333333" calcext:value-type="float">
            <text:p>878,78</text:p>
          </table:table-cell>
          <table:table-cell table:number-columns-repeated="4"/>
          <table:table-cell table:style-name="ce12" table:formula="of:=([.B89]-[.E11])/[.E12]" office:value-type="float" office:value="1.83570833978292" calcext:value-type="float">
            <text:p>1,84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4">
          <table:table-cell/>
          <table:table-cell table:style-name="ce6" office:value-type="float" office:value="897.45" calcext:value-type="float">
            <text:p>897,45</text:p>
          </table:table-cell>
          <table:table-cell table:number-columns-repeated="4"/>
          <table:table-cell table:style-name="ce12" table:formula="of:=([.B90]-[.E11])/[.E12]" office:value-type="float" office:value="2.08812070146754" calcext:value-type="float">
            <text:p>2,09</text:p>
          </table:table-cell>
          <table:table-cell/>
          <table:table-cell table:style-name="ce12"/>
          <table:table-cell table:number-columns-repeated="5"/>
          <table:table-cell table:style-name="ce12"/>
          <table:table-cell table:number-columns-repeated="1009"/>
        </table:table-row>
        <table:table-row table:style-name="ro2" table:number-rows-repeated="104848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7" loext:min-decimal-places="7" number:min-integer-digits="1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andard_20_normal" style:display-name="PageStyle_Standard norm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iya Valchanov</meta:initial-creator>
    <meta:creation-date>2017-05-03T15:18:51</meta:creation-date>
    <dc:date>2019-12-18T18:51:45.865321283</dc:date>
    <meta:generator>LibreOffice/6.0.7.3$Linux_X86_64 LibreOffice_project/00m0$Build-3</meta:generator>
    <meta:editing-duration>PT14M21S</meta:editing-duration>
    <meta:editing-cycles>3</meta:editing-cycles>
    <meta:document-statistic meta:table-count="1" meta:cell-count="177" meta:object-count="2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215cm" svg:height="6.308cm" xlink:href=".." xlink:type="simple" chart:class="chart:bar" chart:style-name="ch1">
        <chart:title svg:x="3.963cm" svg:y="0.262cm" chart:style-name="ch2">
          <text:p>Original dataset</text:p>
        </chart:title>
        <chart:plot-area chart:style-name="ch3" table:cell-range-address="'Standard normal'.B11:'Standard normal'.B90" svg:x="0.224cm" svg:y="1.167cm" svg:width="10.767cm" svg:height="5.015cm">
          <chartooo:coordinate-region svg:x="1.692cm" svg:y="1.366cm" svg:width="9.299cm" svg:height="4.0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ndard normal'.B11:'Standard normal'.B90" chart:class="chart:bar">
            <chart:data-point chart:repeated="8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67.45">
                <text:p>567.45</text:p>
                <draw:g>
                  <svg:desc>'Standard normal'.B11:'Standard normal'.B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2.45">
                <text:p>572.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2.45">
                <text:p>572.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9.116666666667">
                <text:p>589.11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3.866666666667">
                <text:p>613.8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5.783333333333">
                <text:p>615.78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8.45">
                <text:p>628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4.866666666667">
                <text:p>644.8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0.45">
                <text:p>650.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2.2">
                <text:p>652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6.866666666667">
                <text:p>656.8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61.45">
                <text:p>661.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66.45">
                <text:p>666.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7.7">
                <text:p>667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68.95">
                <text:p>668.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5.283333333333">
                <text:p>675.28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5.783333333333">
                <text:p>675.78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5.533333333333">
                <text:p>685.5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94.283333333333">
                <text:p>694.28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97.616666666667">
                <text:p>697.61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5.783333333333">
                <text:p>705.78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5.866666666667">
                <text:p>705.8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8.116666666667">
                <text:p>708.11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11.033333333333">
                <text:p>711.03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14.033333333333">
                <text:p>714.03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16.033333333333">
                <text:p>716.0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22.283333333333">
                <text:p>722.28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28.116666666667">
                <text:p>728.11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8.7">
                <text:p>728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29.033333333333">
                <text:p>729.0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30.116666666667">
                <text:p>730.116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31.95">
                <text:p>731.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35.033333333333">
                <text:p>735.0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36.95">
                <text:p>736.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37.366666666667">
                <text:p>737.3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38.283333333333">
                <text:p>738.28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9.783333333333">
                <text:p>739.783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0.616666666667">
                <text:p>740.61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43.616666666667">
                <text:p>743.61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47.2">
                <text:p>747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48.2">
                <text:p>748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48.283333333333">
                <text:p>748.28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48.533333333333">
                <text:p>748.53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50.033333333333">
                <text:p>750.0333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52.116666666667">
                <text:p>752.116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54.7">
                <text:p>754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55.033333333333">
                <text:p>755.033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58.366666666667">
                <text:p>758.3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60.533333333333">
                <text:p>760.5333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64.033333333333">
                <text:p>764.03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9.283333333333">
                <text:p>769.28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75.45">
                <text:p>775.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81.2">
                <text:p>781.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81.7">
                <text:p>781.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85.616666666667">
                <text:p>785.61666666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92.783333333333">
                <text:p>792.783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93.366666666667">
                <text:p>793.36666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95.283333333333">
                <text:p>795.2833333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97.616666666667">
                <text:p>797.6166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98.95">
                <text:p>798.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99.7">
                <text:p>799.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99.95">
                <text:p>799.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10.866666666667">
                <text:p>810.86666666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11.533333333333">
                <text:p>811.53333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13.616666666667">
                <text:p>813.61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14.033333333333">
                <text:p>814.0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14.783333333333">
                <text:p>814.7833333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17.866666666667">
                <text:p>817.866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18.866666666667">
                <text:p>818.86666666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20.7">
                <text:p>820.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21.116666666667">
                <text:p>821.11666666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25.616666666667">
                <text:p>825.616666666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28.616666666667">
                <text:p>828.61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41.45">
                <text:p>841.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2.033333333333">
                <text:p>842.03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42.866666666667">
                <text:p>842.866666666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49.616666666667">
                <text:p>849.6166666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74.7">
                <text:p>874.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78.783333333333">
                <text:p>878.78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97.45">
                <text:p>897.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222cm" svg:height="6.313cm" xlink:href=".." xlink:type="simple" chart:class="chart:bar" chart:style-name="ch1">
        <chart:title svg:x="3.438cm" svg:y="0.262cm" chart:style-name="ch2">
          <text:p>Standardized dataset</text:p>
        </chart:title>
        <chart:plot-area chart:style-name="ch3" table:cell-range-address="'Standard normal'.G11:'Standard normal'.G90" svg:x="0.224cm" svg:y="1.167cm" svg:width="10.774cm" svg:height="5.02cm">
          <chartooo:coordinate-region svg:x="1.242cm" svg:y="1.357cm" svg:width="9.756cm" svg:height="4.6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ndard normal'.G11:'Standard normal'.G90" chart:class="chart:bar">
            <chart:data-point chart:repeated="8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37416926402843">
                <text:p>-2.37416926402843</text:p>
                <draw:g>
                  <svg:desc>'Standard normal'.G11:'Standard normal'.G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.30655881000576">
                <text:p>-2.306558810005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30655881000576">
                <text:p>-2.306558810005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08119062993021">
                <text:p>-2.081190629930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74651888251801">
                <text:p>-1.746518882518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72060154180932">
                <text:p>-1.720601541809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5493217249519">
                <text:p>-1.54932172495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32733406757748">
                <text:p>-1.327334067577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25183572725217">
                <text:p>-1.251835727252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22817206834424">
                <text:p>-1.228172068344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16506897792308">
                <text:p>-1.165068977923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1030927284023">
                <text:p>-1.10309272840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03548227437964">
                <text:p>-1.035482274379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01857966087397">
                <text:p>-1.018579660873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00167704736831">
                <text:p>-1.001677047368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916037138939596">
                <text:p>-0.9160371389395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909276093537329">
                <text:p>-0.9092760935373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77743570819313">
                <text:p>-0.777435708193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659117413653465">
                <text:p>-0.6591174136534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614043777638352">
                <text:p>-0.6140437776383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503613369401332">
                <text:p>-0.5036133694013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502486528500953">
                <text:p>-0.5024865285009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472061824190753">
                <text:p>-0.4720618241907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432622392677533">
                <text:p>-0.4326223926775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392056120263933">
                <text:p>-0.3920561202639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365011938654867">
                <text:p>-0.3650119386548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280498871126534">
                <text:p>-0.2804988711265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201620008100088">
                <text:p>-0.2016200081000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193732121797445">
                <text:p>-0.1937321217974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189224758195935">
                <text:p>-0.1892247581959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174575826491022">
                <text:p>-0.1745758264910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149785326682712">
                <text:p>-0.1497853266827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108092213368736">
                <text:p>-0.1080922133687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821748726600459">
                <text:p>-0.08217487266004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76540668158156">
                <text:p>-0.0765406681581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641454182540026">
                <text:p>-0.06414541825400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438622820472028">
                <text:p>-0.04386228204720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325938730434231">
                <text:p>-0.03259387304342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797239937017661">
                <text:p>0.007972399370176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564265580864196">
                <text:p>0.05642655808641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699486488909529">
                <text:p>0.06994864889095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710754897913296">
                <text:p>0.07107548979132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744560124924629">
                <text:p>0.07445601249246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947391486992628">
                <text:p>0.09473914869926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22910171208709">
                <text:p>0.1229101712087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57842239120419">
                <text:p>0.1578422391204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62349602721929">
                <text:p>0.1623496027219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0742323873704">
                <text:p>0.207423238737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36721102146863">
                <text:p>0.2367211021468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84048419962729">
                <text:p>0.2840484199627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55039396686529">
                <text:p>0.3550393966865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38425623314483">
                <text:p>0.4384256233144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16177645440549">
                <text:p>0.5161776454405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22938690842816">
                <text:p>0.5229386908428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75900213160571">
                <text:p>0.5759002131605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7280853059306">
                <text:p>0.672808530593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80696416895703">
                <text:p>0.6806964168957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06613757604393">
                <text:p>0.7066137576043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38165302814969">
                <text:p>0.7381653028149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56194757221014">
                <text:p>0.7561947572210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66336325324414">
                <text:p>0.7663363253244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69716848025547">
                <text:p>0.7697168480255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17333005975035">
                <text:p>0.9173330059750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26347733178058">
                <text:p>0.9263477331780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54518755687501">
                <text:p>0.9545187556875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60152960189391">
                <text:p>0.9601529601893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70294528292791">
                <text:p>0.9702945282927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1198764160677">
                <text:p>1.011987641606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255097324113">
                <text:p>1.02550973241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5030023221961">
                <text:p>1.050300232219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559344367215">
                <text:p>1.05593443672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167838453419">
                <text:p>1.11678384534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573501177555">
                <text:p>1.15735011775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33088361641368">
                <text:p>1.330883616413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33877150271632">
                <text:p>1.338771502716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3500399117201">
                <text:p>1.35003991172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4413140246507">
                <text:p>1.44131402465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78049313566441">
                <text:p>1.780493135664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83570833978292">
                <text:p>1.835708339782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08812070146754">
                <text:p>2.088120701467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